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enlo, Monaco, 'Courier New', monospace"/>
    <style:font-face style:name="Helvetica" svg:font-family="Helvetica, Arial, sans-serif"/>
    <style:font-face style:name="Monaco" svg:font-family="Monaco, Menlo, Consolas, 'Courier New'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use-window-font-color="true" fo:font-weight="normal" style:font-weight-asian="normal" style:font-weight-complex="normal"/>
    </style:style>
    <style:style style:name="P3" style:family="paragraph" style:parent-style-name="Standard">
      <style:text-properties style:use-window-font-color="true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color="#336600" fo:font-weight="bold" style:font-weight-asian="bold" style:font-weight-complex="bold"/>
    </style:style>
    <style:style style:name="P6" style:family="paragraph" style:parent-style-name="Standard">
      <style:paragraph-properties style:border-line-width-bottom="0.0555in 0.0346in 0.0346in" fo:padding="0.0291in" fo:border-left="none" fo:border-right="none" fo:border-top="none" fo:border-bottom="0.1248in double #000000" style:join-border="false"/>
      <style:text-properties fo:color="#336600" fo:font-weight="bold" style:font-weight-asian="bold" style:font-weight-complex="bold"/>
    </style:style>
    <style:style style:name="P7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style:use-window-font-color="true" fo:font-weight="normal" style:font-weight-asian="normal" style:font-weight-complex="normal"/>
    </style:style>
    <style:style style:name="P8" style:family="paragraph" style:parent-style-name="Standard">
      <style:text-properties style:use-window-font-color="true"/>
    </style:style>
    <style:style style:name="P9" style:family="paragraph" style:parent-style-name="Standard"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use-window-font-color="true" fo:font-size="12pt" style:text-underline-style="none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style:use-window-font-color="true" fo:font-weight="normal" style:font-weight-asian="normal" style:font-weight-complex="normal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fo:color="#00cc00" fo:font-size="12pt" style:text-underline-style="none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579d1c"/>
    </style:style>
    <style:style style:name="P16" style:family="paragraph" style:parent-style-name="Standard">
      <style:text-properties fo:color="#579d1c" fo:font-weight="bold" style:font-weight-asian="bold" style:font-weight-complex="bold"/>
    </style:style>
    <style:style style:name="P17" style:family="paragraph" style:parent-style-name="Standard">
      <style:text-properties fo:color="#579d1c" fo:font-weight="normal" style:font-weight-asian="normal" style:font-weight-complex="normal"/>
    </style:style>
    <style:style style:name="P18" style:family="paragraph" style:parent-style-name="Standard">
      <style:text-properties fo:color="#00cc33" fo:font-weight="bold" style:font-weight-asian="bold" style:font-weight-complex="bold"/>
    </style:style>
    <style:style style:name="P19" style:family="paragraph" style:parent-style-name="Standard">
      <style:text-properties fo:color="#00331a" fo:font-size="12pt" style:text-underline-style="none" fo:font-weight="bold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00331a" fo:font-weight="bold" style:font-weight-asian="bold" style:font-weight-complex="bold"/>
    </style:style>
    <style:style style:name="P21" style:family="paragraph" style:parent-style-name="Standard" style:list-style-name="L1"/>
    <style:style style:name="P22" style:family="paragraph" style:parent-style-name="Standard">
      <style:text-properties fo:color="#808080"/>
    </style:style>
    <style:style style:name="P23" style:family="paragraph" style:parent-style-name="Standard" style:list-style-name="L2"/>
    <style:style style:name="P24" style:family="paragraph" style:parent-style-name="Standard">
      <style:paragraph-properties style:border-line-width-bottom="0.0555in 0.0346in 0.0346in" fo:padding="0.0291in" fo:border-left="none" fo:border-right="none" fo:border-top="none" fo:border-bottom="0.1248in double #000000" style:join-border="false"/>
    </style:style>
    <style:style style:name="T1" style:family="text"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T2" style:family="text">
      <style:text-properties style:use-window-font-color="true" fo:font-size="12pt" style:text-underline-style="none" style:font-size-asian="12pt" style:font-size-complex="12pt"/>
    </style:style>
    <style:style style:name="T3" style:family="text"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style:text-underline-style="none" style:font-size-asian="12pt" style:font-size-complex="12pt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EPROCESSING</text:p>
      <text:p text:style-name="P1"/>
      <text:p text:style-name="P2">total samples: 16772 </text:p>
      <text:p text:style-name="P2">after removing missing values: 16592</text:p>
      <text:p text:style-name="P2"/>
      <text:p text:style-name="P2">cont0: 16450, cont1: 143, total: 16593, min accuracy: 0.991381908034</text:p>
      <text:p text:style-name="P2"/>
      <text:p text:style-name="P2">total features: 5408</text:p>
      <text:p text:style-name="P2">total features (pos-selection): 2708, 2dfeatures: 2454/4825, 3dfeatures: 254/582</text:p>
      <text:p text:style-name="P2">total features (pos-selection): 2167, 2dfeatures: 1943/4825, 3dfeatures: 224/582</text:p>
      <text:p text:style-name="P2"/>
      <text:p text:style-name="P2">CONFIG = {</text:p>
      <text:p text:style-name="P2"><text:s text:c="4"/>'chi2_threshold': 0.004,</text:p>
      <text:p text:style-name="P2"><text:s text:c="4"/>'variance_threshold': 0.0006,</text:p>
      <text:p text:style-name="P2">}</text:p>
      <text:p text:style-name="P2"/>
      <text:p text:style-name="P2">tentei k = 3 e k = 5 para baixar o std, não ajudou</text:p>
      <text:p text:style-name="P2"/>
      <text:p text:style-name="P2">The initial feature selection slightly improved the sensivity and didn't significantly changed the other metrics. So the features removed were useless or just noise.</text:p>
      <text:p text:style-name="P7"/>
      <text:p text:style-name="P2">CONFIG = {</text:p>
      <text:p text:style-name="P2"><text:s text:c="4"/>'chi2_threshold': 0.004,</text:p>
      <text:p text:style-name="P2"><text:s text:c="4"/>'variance_threshold': 0.0006,</text:p>
      <text:p text:style-name="P2"><text:s text:c="4"/>'k_folds': 3,</text:p>
      <text:p text:style-name="P2">}</text:p>
      <text:p text:style-name="P2"/>
      <text:p text:style-name="P2">cont0: 16450, cont1: 143, total: 16593, min accuracy: 0.991381908034</text:p>
      <text:p text:style-name="P2">total features: 5408</text:p>
      <text:p text:style-name="P2">total features (pos-selection): 2708, 2dfeatures: 2454/4825, 3dfeatures: 254/582</text:p>
      <text:p text:style-name="P2">total features (pos-selection): 2167, 2dfeatures: 1943/4825, 3dfeatures: 224/582</text:p>
      <text:p text:style-name="P2"/>
      <text:p text:style-name="P2">accuracy, mean: 0.959440106827, std: 0.0432971729477</text:p>
      <text:p text:style-name="P2">sensivity, mean: 0.482269503546, std: 0.222551575982</text:p>
      <text:p text:style-name="P2">specifity, mean: 0.291357299139, std: 0.161607990376</text:p>
      <text:p text:style-name="P2">matthews_corrcoef, mean: 0.307400073291, std: 0.0891466352991</text:p>
      <text:p text:style-name="P2">Elapsed time: 178.976999998 secs</text:p>
      <text:p text:style-name="P2"/>
      <text:p text:style-name="P2">accuracy, mean: 0.960163357846, std: 0.0429127290502</text:p>
      <text:p text:style-name="P2">sensivity, mean: 0.426566193853, std: 0.280671652529</text:p>
      <text:p text:style-name="P2">specifity, mean: 0.271903545099, std: 0.157535652597</text:p>
      <text:p text:style-name="P2">matthews_corrcoef, mean: 0.263194698124, std: 0.119568901908</text:p>
      <text:p text:style-name="P2">Elapsed time: 165.667999983 secs</text:p>
      <text:p text:style-name="P2"/>
      <text:p text:style-name="P2">accuracy, mean: 0.952628578534, std: 0.0370979038622</text:p>
      <text:p text:style-name="P2">sensivity, mean: 0.545803782506, std: 0.207156253419</text:p>
      <text:p text:style-name="P2">specifity, mean: 0.196541921981, std: 0.13509554605</text:p>
      <text:p text:style-name="P2">matthews_corrcoef, mean: 0.267522613508, std: 0.0460999334581</text:p>
      <text:p text:style-name="P2">Elapsed time: 156.898000002 secs</text:p>
      <text:p text:style-name="P6"/>
      <text:p text:style-name="P5"/>
      <text:p text:style-name="P3"><text:soft-page-break/>MODELS</text:p>
      <text:p text:style-name="P10"/>
      <text:p text:style-name="P11">k = 3 melhor que k = 5</text:p>
      <text:p text:style-name="P11">k = 3, class_weight={0: 10} pior que dar peso para classe 1</text:p>
      <text:p text:style-name="P11">k = 3, class_weight={1: 1000}, melhor que 1:10 e 1:100</text:p>
      <text:p text:style-name="P10"/>
      <text:p text:style-name="P11">runs = 10</text:p>
      <text:p text:style-name="P11">k = 3, class_weight = None </text:p>
      <text:p text:style-name="P10">accuracy, mean: 0.993316053339, std: 0.000690079727296</text:p>
      <text:p text:style-name="P10">sensivity, mean: 0.465144799054, std: 0.104242746935</text:p>
      <text:p text:style-name="P14">specifity, mean: 0.684403549003, std: 0.0977261823398</text:p>
      <text:p text:style-name="P10">matthews_corrcoef, mean: 0.552827739535, std: 0.0522710489886</text:p>
      <text:p text:style-name="P10">Elapsed time (secs), mean: 35.8251000166, std: 0.802547502509, total: 358.251000166</text:p>
      <text:p text:style-name="P10"/>
      <text:p text:style-name="P11">runs = 50</text:p>
      <text:p text:style-name="P10">accuracy, mean: 0.993179821248, std: 0.0023553975023</text:p>
      <text:p text:style-name="P10">sensivity, mean: 0.475617612293, std: 0.0933285190834</text:p>
      <text:p text:style-name="P10">specifity, mean: 0.667480950963, std: 0.0879968972105</text:p>
      <text:p text:style-name="P10">matthews_corrcoef, mean: 0.5554196551, std: 0.0623986341289</text:p>
      <text:p text:style-name="P10">Elapsed time (secs), mean: 51.7756200027, std: 7.5414612172, total: 2588.78100014</text:p>
      <text:p text:style-name="P10"/>
      <text:p text:style-name="P11">runs = 10</text:p>
      <text:p text:style-name="P1"><text:span text:style-name="T2">k = 3, </text:span>class_weight = 'auto' </text:p>
      <text:p text:style-name="P10">accuracy, mean: 0.97907432588, std: 0.00222997177244</text:p>
      <text:p text:style-name="P14">sensivity, mean: 0.788755910165, std: 0.064183385257</text:p>
      <text:p text:style-name="P10">specifity, mean: 0.263970589224, std: 0.0233792338547</text:p>
      <text:p text:style-name="P10">matthews_corrcoef, mean: 0.44853627728, std: 0.0315635329294</text:p>
      <text:p text:style-name="P10">Elapsed time (secs), mean: 66.8611000061, std: 0.717152036491, total: 668.611000061</text:p>
      <text:p text:style-name="P10"/>
      <text:p text:style-name="P11">runs = 50</text:p>
      <text:p text:style-name="P10">accuracy, mean: 0.979153785083, std: 0.00289514109354</text:p>
      <text:p text:style-name="P10">sensivity, mean: 0.796935579196, std: 0.0527632867</text:p>
      <text:p text:style-name="P10">specifity, mean: 0.267322348909, std: 0.0262752272155</text:p>
      <text:p text:style-name="P10">matthews_corrcoef, mean: 0.453602788298, std: 0.0273228661214</text:p>
      <text:p text:style-name="P10">Elapsed time (secs), mean: 86.0306399965, std: 17.240707776, total: 4301.53199983</text:p>
      <text:p text:style-name="P10"/>
      <text:p text:style-name="P19">runs = 10</text:p>
      <text:p text:style-name="P20">k = 3, class_weight={1: 1000}</text:p>
      <text:p text:style-name="P20">accuracy, mean: 0.989657878783, std: 0.0152841823061</text:p>
      <text:p text:style-name="P20">sensivity, mean: 0.596985815603, std: 0.112891397383</text:p>
      <text:p text:style-name="P20">specifity, mean: 0.582929490502, std: 0.130366350866</text:p>
      <text:p text:style-name="P18">matthews_corrcoef, mean: 0.571864611019, std: 0.0773239044596</text:p>
      <text:p text:style-name="P20">Elapsed time (secs), mean: 38.34150002, std: 0.70780311418<text:span text:style-name="T6">, total: </text:span>383.4150002</text:p>
      <text:p text:style-name="P20"/>
      <text:p text:style-name="P19">runs = 50</text:p>
      <text:p text:style-name="P20">accuracy, mean: 0.992020309878, std: 0.00787117105988</text:p>
      <text:p text:style-name="P20">sensivity, mean: 0.578924349882, std: 0.0996972848821</text:p>
      <text:p text:style-name="P20">specifity, mean: 0.606093371204, std: 0.101593615986</text:p>
      <text:p text:style-name="P20">matthews_corrcoef, mean: 0.581353220533, std: 0.0663738840623</text:p>
      <text:p text:style-name="P20">Elapsed time (secs), mean: 56.0207200003, std: 5.85714167841<text:span text:style-name="T6">, total: </text:span>2801.03600001</text:p>
      <text:p text:style-name="P24"/>
      <text:list xml:id="list1979417797181229263" text:style-name="L1">
        <text:list-item>
          <text:p text:style-name="P21"><text:soft-page-break/><text:span text:style-name="T5">dual=True: lento demais</text:span></text:p>
        </text:list-item>
        <text:list-item>
          <text:p text:style-name="P21"><text:span text:style-name="T5">para C menor ou igual a 1.0, lento demais e reusltados piores para correlation e specifity (e melhores para sensivity)</text:span></text:p>
        </text:list-item>
        <text:list-item>
          <text:p text:style-name="P21"><text:span text:style-name="T5">sem grandes mudanças para valores de C maiores que 1.0 (more overfitting), a specifity melhora um pouco, a sensivity piora um pouco, e o runtime piora um pouco</text:span></text:p>
        </text:list-item>
        <text:list-item>
          <text:p text:style-name="P21"><text:span text:style-name="T5">sem grandes mudanças para variações de tol</text:span></text:p>
        </text:list-item>
      </text:list>
      <text:p text:style-name="Standard"/>
      <text:p text:style-name="P1">com SVC, kernel = ‘linear’, resultado semelhante mas pior e mais lento</text:p>
      <text:p text:style-name="Standard"><text:span text:style-name="T5">‘poly’, ‘rbf’, ‘sigmoid’: otimo valor para sensivity, horrivel para todo o resto, muito lento</text:span></text:p>
      <text:p text:style-name="P1">Talvez tentar de novo com os kernels, para quando tiver menos features?</text:p>
      <text:p text:style-name="Standard"/>
      <text:p text:style-name="P1">AdaBoostClassifier, AdaBoostRegressor: filtrou demais as features, e muito lento</text:p>
      <text:p text:style-name="P1">GradientBoostingClassifier, lento demais</text:p>
      <text:p text:style-name="P1">RandomTreesEmbedding, DecisionTreeClassifier, ExtraTreeClassifier, filtra demais</text:p>
      <text:p text:style-name="Standard"/>
      <text:p text:style-name="P1">sem grandes diferenças para gini x entropy</text:p>
      <text:p text:style-name="Standard"/>
      <text:p text:style-name="P22">clf = ensemble.ExtraTreesClassifier(criterion="gini"),, f &gt; 0.0001</text:p>
      <text:p text:style-name="P22">from 2167 features, to selected features, mean: 1031.2, std: 16.8273586757</text:p>
      <text:p text:style-name="P22">accuracy, mean: 0.992984591533, std: 0.000815670656276</text:p>
      <text:p text:style-name="P22">sensivity, mean: 0.618218085106, std: 0.0618676566843</text:p>
      <text:p text:style-name="P22">specifity, mean: 0.593711504376, std: 0.0521539157035</text:p>
      <text:p text:style-name="P22">matthews_corrcoef, mean: 0.600853101939, std: 0.0387540973234</text:p>
      <text:p text:style-name="P22">Elapsed time (secs), mean: 25.3062999964, std: 3.71462355497, total: 253.062999964</text:p>
      <text:p text:style-name="Standard"/>
      <text:p text:style-name="Standard">clf = ensemble.RandomForestClassifier(criterion="gini"), f &gt; 0.0001</text:p>
      <text:p text:style-name="Standard">from 2167 features, to selected features, mean: 588.3, std: 15.0136604464</text:p>
      <text:p text:style-name="Standard">accuracy, mean: 0.991779174621, std: 0.00219468713278</text:p>
      <text:p text:style-name="Standard">sensivity, mean: 0.671867612293, std: 0.0728960215779</text:p>
      <text:p text:style-name="Standard">specifity, mean: 0.533701934512, std: 0.082148891664</text:p>
      <text:p text:style-name="Standard">matthews_corrcoef, mean: 0.591901422975, std: 0.0570774465307</text:p>
      <text:p text:style-name="Standard">Elapsed time (secs), mean: 22.325, std: 0.827185958595, total: 223.25</text:p>
      <text:p text:style-name="Standard"/>
      <text:p text:style-name="Standard">X = svm.LinearSVC(C=1.0, penalty="l1", dual=False).fit_transform(X, y)</text:p>
      <text:p text:style-name="Standard">from 2167 features, to selected features, mean: 225.6, std: 3.87814388593</text:p>
      <text:p text:style-name="Standard">accuracy, mean: 0.99143559633, std: 0.00164443709774</text:p>
      <text:p text:style-name="Standard">sensivity, mean: 0.75716607565, std: 0.0601593901925</text:p>
      <text:p text:style-name="Standard">specifity, mean: 0.510413550571, std: 0.0567238729936</text:p>
      <text:p text:style-name="Standard">matthews_corrcoef, mean: 0.615808756593, std: 0.0369737495724</text:p>
      <text:p text:style-name="Standard">Elapsed time (secs), mean: 36.1084000111, std: 1.09721432273, total: 361.084000111</text:p>
      <text:p text:style-name="Standard"/>
      <text:p text:style-name="P22">selected_features, 1</text:p>
      <text:p text:style-name="P22">from 2167 features, to selected features, mean: 18.0, std: 0.0</text:p>
      <text:p text:style-name="P22">accuracy, mean: 0.849819353441, std: 0.00896062027473</text:p>
      <text:p text:style-name="P22">sensivity, mean: 0.892922576832, std: 0.0435404166625</text:p>
      <text:p text:style-name="P22">specifity, mean: 0.0491407790535, std: 0.00284126454082</text:p>
      <text:p text:style-name="P22">matthews_corrcoef, mean: 0.188812435168, std: 0.0103502507205</text:p>
      <text:p text:style-name="P22">Elapsed time (secs), mean: 5.37669999599, std: 0.0925829807352, total: 53.7669999599</text:p>
      <text:p text:style-name="P8"/>
      <text:p text:style-name="P8">selected_features, 3</text:p>
      <text:p text:style-name="P8">from 2167 features, to selected features, mean: 167.0, std: 0.0</text:p>
      <text:p text:style-name="P8">accuracy, mean: 0.990350750316, std: 0.00108854559242</text:p>
      <text:p text:style-name="P8"><text:soft-page-break/>sensivity, mean: 0.840573286052, std: 0.0413555885089</text:p>
      <text:p text:style-name="P8">specifity, mean: 0.46937311738, std: 0.0348398888509</text:p>
      <text:p text:style-name="P8">matthews_corrcoef, mean: 0.623412150981, std: 0.0263761558458</text:p>
      <text:p text:style-name="P8">Elapsed time (secs), mean: 5.55810000896, std: 0.565549873195, total: 55.5810000896</text:p>
      <text:p text:style-name="Standard"/>
      <text:p text:style-name="P8">selected_features, 5</text:p>
      <text:p text:style-name="Standard">from 2167 features, to selected features, mean: 367.0, std: 0.0</text:p>
      <text:p text:style-name="Standard">accuracy, mean: 0.993442642156, std: 0.00138236064819</text:p>
      <text:p text:style-name="Standard">sensivity, mean: 0.760239361702, std: 0.0621288155796</text:p>
      <text:p text:style-name="Standard">specifity, mean: 0.599930863086, std: 0.0612539453364</text:p>
      <text:p text:style-name="Standard">matthews_corrcoef, mean: 0.670904007174, std: 0.0487612259926</text:p>
      <text:p text:style-name="Standard">Elapsed time (secs), mean: 9.17219996452, std: 0.149083695469, total: 91.7219996452</text:p>
      <text:p text:style-name="Standard"/>
      <text:p text:style-name="P8">selected_features, 7</text:p>
      <text:p text:style-name="Standard">from 2167 features, to selected features, mean: 567.0, std: 0.0</text:p>
      <text:p text:style-name="Standard">accuracy, mean: 0.993840420954, std: 0.0010032574366</text:p>
      <text:p text:style-name="Standard">sensivity, mean: 0.714716312057, std: 0.0644483425208</text:p>
      <text:p text:style-name="Standard">specifity, mean: 0.627672812003, std: 0.05467777037</text:p>
      <text:p text:style-name="Standard">matthews_corrcoef, mean: 0.665923179552, std: 0.0500406354051</text:p>
      <text:p text:style-name="Standard">Elapsed time (secs), mean: 10.8371999979, std: 0.460003648624, total: 108.371999979</text:p>
      <text:p text:style-name="Standard"/>
      <text:p text:style-name="P8">selected_features, 10</text:p>
      <text:p text:style-name="Standard">from 2167 features, to selected features, mean: 867.0, std: 0.0</text:p>
      <text:p text:style-name="Standard">accuracy, mean: 0.993309971121, std: 0.00257823843047</text:p>
      <text:p text:style-name="Standard">sensivity, mean: 0.698108747045, std: 0.0672589361274</text:p>
      <text:p text:style-name="Standard">specifity, mean: 0.617967707721, std: 0.0901166241175</text:p>
      <text:p text:style-name="Standard">matthews_corrcoef, mean: 0.65027380293, std: 0.0583126382307</text:p>
      <text:p text:style-name="Standard">Elapsed time (secs), mean: 16.7490999937, std: 0.941170698985, total: 167.490999937</text:p>
      <text:p text:style-name="Standard"/>
      <text:p text:style-name="P22">selected_features, 12</text:p>
      <text:p text:style-name="P22">from 2167 features, to selected features, mean: 1067.0, std: 0.0</text:p>
      <text:p text:style-name="P22">accuracy, mean: 0.992954461614, std: 0.00190848642584</text:p>
      <text:p text:style-name="P22">sensivity, mean: 0.667700945626, std: 0.0691966872063</text:p>
      <text:p text:style-name="P22">specifity, mean: 0.596689314675, std: 0.0813477578972</text:p>
      <text:p text:style-name="P22">matthews_corrcoef, mean: 0.624568218579, std: 0.0486440553632</text:p>
      <text:p text:style-name="P22">Elapsed time (secs), mean: 28.4326999903, std: 2.89161523311, total: 284.326999903</text:p>
      <text:p text:style-name="P22"/>
      <text:p text:style-name="P22">selected_features, 15</text:p>
      <text:p text:style-name="P22">from 2167 features, to selected features, mean: 1367.0, std: 0.0</text:p>
      <text:p text:style-name="P22">accuracy, mean: 0.993267836968, std: 0.00103836532766</text:p>
      <text:p text:style-name="P22">sensivity, mean: 0.613209219858, std: 0.101974352197</text:p>
      <text:p text:style-name="P22">specifity, mean: 0.621748808051, std: 0.0737808775042</text:p>
      <text:p text:style-name="P22">matthews_corrcoef, mean: 0.609563083006, std: 0.0549988123561</text:p>
      <text:p text:style-name="P22">Elapsed time (secs), mean: 36.0907999992, std: 4.4194220642, total: 360.907999992</text:p>
      <text:p text:style-name="Standard"/>
      <text:p text:style-name="Standard">good_ranked_features (1), len: 31, features:</text:p>
      <text:p text:style-name="Standard">from 2167 features, to selected features, mean: 31.0, std: 0.0</text:p>
      <text:p text:style-name="Standard">accuracy, mean: 0.960625751354, std: 0.00521163677561</text:p>
      <text:p text:style-name="Standard">sensivity, mean: 0.871394799054, std: 0.0571383110647</text:p>
      <text:p text:style-name="Standard">specifity, mean: 0.166023572607, std: 0.0175937647882</text:p>
      <text:p text:style-name="Standard">matthews_corrcoef, mean: 0.369701899552, std: 0.0183092665444</text:p>
      <text:p text:style-name="Standard">Elapsed time (secs), mean: 2.39509999752, std: 0.700170309728, total: 23.9509999752</text:p>
      <text:p text:style-name="Standard"><text:soft-page-break/></text:p>
      <text:p text:style-name="Standard">good_ranked_features (2), len: 67, features:</text:p>
      <text:p text:style-name="Standard">from 2167 features, to selected features, mean: 67.0, std: 0.0</text:p>
      <text:p text:style-name="Standard">accuracy, mean: 0.980020515634, std: 0.00269848977454</text:p>
      <text:p text:style-name="Standard">sensivity, mean: 0.880378250591, std: 0.0372301256899</text:p>
      <text:p text:style-name="Standard">specifity, mean: 0.288531058133, std: 0.0282807763811</text:p>
      <text:p text:style-name="Standard">matthews_corrcoef, mean: 0.49702610686, std: 0.0301053606458</text:p>
      <text:p text:style-name="Standard">Elapsed time (secs), mean: 2.64900000095, std: 0.0766224604026, total: 26.4900000095</text:p>
      <text:p text:style-name="Standard"/>
      <text:p text:style-name="Standard">good_ranked_features (3), len: 117, features:</text:p>
      <text:p text:style-name="Standard">from 2167 features, to selected features, mean: 117.0, std: 0.0</text:p>
      <text:p text:style-name="Standard">accuracy, mean: 0.988777700874, std: 0.00145111335922</text:p>
      <text:p text:style-name="Standard">sensivity, mean: 0.859943853428, std: 0.0620887585545</text:p>
      <text:p text:style-name="Standard">specifity, mean: 0.427983769104, std: 0.0377287298387</text:p>
      <text:p text:style-name="Standard">matthews_corrcoef, mean: 0.601436167041, std: 0.037519184328</text:p>
      <text:p text:style-name="Standard">Elapsed time (secs), mean: 2.96500000954, std: 0.0759986821813, total: 29.6500000954</text:p>
      <text:p text:style-name="Standard"/>
      <text:p text:style-name="Standard">good_ranked_features (4), len: 167, features:</text:p>
      <text:p text:style-name="Standard">from 2167 features, to selected features, mean: 167.0, std: 0.0</text:p>
      <text:p text:style-name="Standard">accuracy, mean: 0.990724445449, std: 0.00137711536656</text:p>
      <text:p text:style-name="Standard">sensivity, mean: 0.849054373522, std: 0.0463182331124</text:p>
      <text:p text:style-name="Standard">specifity, mean: 0.482056405834, std: 0.0422295885123</text:p>
      <text:p text:style-name="Standard">matthews_corrcoef, mean: 0.635088967094, std: 0.0352212727153</text:p>
      <text:p text:style-name="Standard">Elapsed time (secs), mean: 3.59930000305, std: 0.0525414802412, total: 35.9930000305</text:p>
      <text:p text:style-name="Standard"/>
      <text:p text:style-name="Standard">good_ranked_features (5), len: 217, features:</text:p>
      <text:p text:style-name="Standard">from 2167 features, to selected features, mean: 217.0, std: 0.0</text:p>
      <text:p text:style-name="Standard">accuracy, mean: 0.99222516652, std: 0.00135389124744</text:p>
      <text:p text:style-name="Standard">sensivity, mean: 0.821084515366, std: 0.0567516100958</text:p>
      <text:p text:style-name="Standard">specifity, mean: 0.536829842039, std: 0.0548065969616</text:p>
      <text:p text:style-name="Standard">matthews_corrcoef, mean: 0.659291422348, std: 0.0430124461289</text:p>
      <text:p text:style-name="Standard">Elapsed time (secs), mean: 4.1239000082, std: 0.0621119280625, total: 41.239000082</text:p>
      <text:p text:style-name="Standard"/>
      <text:p text:style-name="P15">good_ranked_features (6), len: 267, features:</text:p>
      <text:p text:style-name="P15">from 2167 features, to selected features, mean: 267.0, std: 0.0</text:p>
      <text:p text:style-name="P15">accuracy, mean: 0.993074966033, std: 0.00104309856958</text:p>
      <text:p text:style-name="P15">sensivity, mean: 0.7911643026, std: 0.0585993056822</text:p>
      <text:p text:style-name="P15">specifity, mean: 0.574285455363, std: 0.0480140856551</text:p>
      <text:p text:style-name="P15">matthews_corrcoef, mean: 0.669941742415, std: 0.0414773756664</text:p>
      <text:p text:style-name="P15">Elapsed time (secs), mean: 4.5629999876, std: 0.106205489093, total: 45.629999876</text:p>
      <text:p text:style-name="P15"/>
      <text:p text:style-name="P16">100 runs da (6):</text:p>
      <text:p text:style-name="P16">from 2167 features, to selected features, mean: 267.0, std: 0.0</text:p>
      <text:p text:style-name="P16">accuracy, mean: 0.992519317227, std: 0.00492765450438</text:p>
      <text:p text:style-name="P16">sensivity, mean: 0.800660460993, std: 0.0596217315951</text:p>
      <text:p text:style-name="P16">specifity, mean: 0.571925726627, std: 0.0776629953905</text:p>
      <text:p text:style-name="P16">matthews_corrcoef, mean: 0.67041516821, std: 0.0574682031407</text:p>
      <text:p text:style-name="P16">Elapsed time (secs), mean: 4.53078999996, std: 0.0493516607961, total: 453.078999996</text:p>
      <text:p text:style-name="P15"/>
      <text:p text:style-name="P15">good_ranked_features (6), len: 267, features: [<text:span text:style-name="T5">13, 22, 23, 29, 30, 31, 46, 49, 53, 55, 58, 59, 73, 91, 96, 98, 100, 105, 106, 122, 123, 133, 136, 139, 147, 167, 181, 195, 197, 198, 199, 203, 219, 225, 240, 244, 246, 255, 260, 272, 282, 285, 289, 319, 320, 325, 329, 332, 334, 335, 340, 344, 345, 348, </text:span><text:soft-page-break/><text:span text:style-name="T5">379, 380, 439, 443, 453, 454, 456, 459, 491, 505, 513, 514, 515, 516, 535, 537, 542, 551, 560, 567, 580, 586, 587, 609, 610, 625, 631, 632, 634, 635, 642, 643, 679, 685, 715, 718, 736, 786, 787, 808, 810, 824, 896, 917, 928, 929, 945, 947, 952, 955, 956, 974, 978, 985, 987, 1018, 1020, 1024, 1036, 1040, 1041, 1046, 1047, 1051, 1070, 1140, 1158, 1161, 1168, 1170, 1188, 1199, 1202, 1218, 1219, 1221, 1244, 1254, 1255, 1256, 1274, 1278, 1286, 1292, 1295, 1311, 1340, 1341, 1344, 1346, 1354, 1373, 1403, 1412, 1413, 1416, 1418, 1421, 1422, 1434, 1436, 1447, 1449, 1468, 1470, 1499, 1517, 1520, 1539, 1553, 1564, 1565, 1581, 1583, 1584, 1603, 1609, 1612, 1613, 1623, 1624, 1631, 1635, 1637, 1638, 1639, 1640, 1644, 1645, 1682, 1700, 1716, 1717, 1731, 1744, 1746, 1750, 1752, 1769, 1804, 1805, 1809, 1810, 1811, 1821, 1830, 1833, 1838, 1864, 1872, 1885, 1890, 1891, 1911, 1916, 1917, 1920, 1923, 1929, 1936, 1939, 1940</text:span>, 1953, 1956, 1970, 1974, 1979, 1984, 1987, 1989, 1992, 1993, 1998, 2000, 2004, 2011, 2017, 2018, 2019, 2020, 2021, 2022, 2024, 2025, 2034, 2046, 2059, 2062, 2063, 2067, 2070, 2078, 2080, 2086, 2087, 2092, 2093, 2095, 2102, 2103, 2104, 2105, 2108, 2109, 2111, 2112, 2113, 2123, 2146, 2149, 2150, 2152, 2154]</text:p>
      <text:p text:style-name="P15">216 de 2d features</text:p>
      <text:p text:style-name="P15">51 de 3d features</text:p>
      <text:p text:style-name="P17">2dfeatures: 216/4825 (4.48%), 3dfeatures: 51/582 (8.76%)</text:p>
      <text:p text:style-name="Standard"/>
      <text:p text:style-name="Standard">good_ranked_features (7), len: 317, features:</text:p>
      <text:p text:style-name="Standard">from 2167 features, to selected features, mean: 317.0, std: 0.0</text:p>
      <text:p text:style-name="Standard">accuracy, mean: 0.993105128647, std: 0.000995417733344</text:p>
      <text:p text:style-name="Standard">sensivity, mean: 0.770005910165, std: 0.0495309774443</text:p>
      <text:p text:style-name="Standard">specifity, mean: 0.578049761689, std: 0.0486863196998</text:p>
      <text:p text:style-name="Standard">matthews_corrcoef, mean: 0.663137257792, std: 0.0390618260329</text:p>
      <text:p text:style-name="Standard">Elapsed time (secs), mean: 5.20339999199, std: 0.0977171879373, total: 52.0339999199</text:p>
      <text:p text:style-name="Standard"/>
      <text:p text:style-name="Standard">good_ranked_features (8), len: 367, features: </text:p>
      <text:p text:style-name="Standard">from 2167 features, to selected features, mean: 367.0, std: 0.0</text:p>
      <text:p text:style-name="Standard">accuracy, mean: 0.993617393945, std: 0.000864865362088</text:p>
      <text:p text:style-name="Standard">sensivity, mean: 0.758584515366, std: 0.0614658080588</text:p>
      <text:p text:style-name="Standard">specifity, mean: 0.60634484663, std: 0.046823950956</text:p>
      <text:p text:style-name="Standard">matthews_corrcoef, mean: 0.674142456525, std: 0.0399316541748</text:p>
      <text:p text:style-name="Standard">Elapsed time (secs), mean: 5.73120000362, std: 0.0845976257127, total: 57.3120000362</text:p>
      <text:p text:style-name="Standard"/>
      <text:p text:style-name="Standard">good_ranked_features (9), len: 417, features:</text:p>
      <text:p text:style-name="Standard">from 2167 features, to selected features, mean: 417.0, std: 0.0</text:p>
      <text:p text:style-name="Standard">accuracy, mean: 0.993575215109, std: 0.000843874772492</text:p>
      <text:p text:style-name="Standard">sensivity, mean: 0.747502955083, std: 0.054301663654</text:p>
      <text:p text:style-name="Standard">specifity, mean: 0.606615045732, std: 0.0481878013173</text:p>
      <text:p text:style-name="Standard">matthews_corrcoef, mean: 0.669214621463, std: 0.0348933848375</text:p>
      <text:p text:style-name="Standard">Elapsed time (secs), mean: 6.53870000839, std: 0.107388134159, total: 65.3870000839</text:p>
      <text:p text:style-name="Standard"/>
      <text:p text:style-name="P2">good_ranked_features (10), len: 467, features:</text:p>
      <text:p text:style-name="P2">from 2167 features, to selected features, mean: 467.0, std: 0.0</text:p>
      <text:p text:style-name="P2">accuracy, mean: 0.993882597609, std: 0.000778476935967</text:p>
      <text:p text:style-name="P2">sensivity, mean: 0.749527186761, std: 0.058098940825</text:p>
      <text:p text:style-name="P2">specifity, mean: 0.622262881661, std: 0.0427546377246</text:p>
      <text:p text:style-name="P2">matthews_corrcoef, mean: 0.679201845842, std: 0.0391930530899</text:p>
      <text:p text:style-name="P2">Elapsed time (secs), mean: 7.29579999447, std: 0.0967634245154, total: 72.9579999447</text:p>
      <text:p text:style-name="Standard"/>
      <text:p text:style-name="Standard">good_ranked_features (10), len: 467, features: <text:span text:style-name="T7">[2, 10, 13, 22, 23, 24, 29, 30, 31, 46, 49, 53, 55, 58, 59, 60, 62, 63, 68, 73, 79, 82, 87, 90, 91, 96, 98, 100, 101, 105, 106, 112, 115, 122, 123, 124, 128, 132, 133, 136, 139, 147, 148, 167, 178, 181, 192, 195, 197, 198, 199, 203, 210, 219, 225, 238, 239, 240, 244, 246, 250, 251, 255, 257, 260, 264, 272, 281, 282, 284, 285, 286, 289, 294, 297, 305, 308, 314, 319, 320, 325, 329, 332, 334, 335, 336, 340, 344, 345, 348, 359, 379, 380, 381, 396, 411, 417, 430, 432, 437, 439, 442, 443, 453, 454, 456, 457, 458, 459, 465, 489, 491, 499, 501, 502, 505, 513, 514, 515, 516, 523, 526, 530, 534, 535, 537, 541, 542, 547, 551, 557, 560, 567, 568, 578, 580, 586, 587, 609, 610, 614, 616, </text:span><text:soft-page-break/><text:span text:style-name="T7">625, 631, 632, 634, 635, 636, 642, 643, 657, 679, 685, 687, 699, 710, 715, 718, 736, 745, 756, 758, 760, 784, 786, 787, 807, 808, 810, 813, 814, 824, 833, 871, 887, 893, 896, 917, 926, 927, 928, 929, 930, 937, 945, 947, 948, 952, 955, 956, 962, 973, 974, 978, 983, 985, 987, 1003, 1011, 1018, 1019, 1020, 1024, 1025, 1035, 1036, 1040, 1041, 1046, 1047, 1051, 1070, 1075, 1082, 1128, 1140, 1158, 1161, 1168, 1170, 1174, 1176, 1188, 1199, 1201, 1202, 1206, 1217, 1218, 1219, 1220, 1221, 1244, 1254, 1255, 1256, 1269, 1270, 1274, 1278, 1286, 1292, 1293, 1295, 1296, 1299, 1300, 1305, 1311, 1321, 1340, 1341, 1344, 1346, 1349, 1353, 1354, 1362, 1363, 1364, 1370, 1373, 1387, 1389, 1390, 1403, 1412, 1413, 1416, 1418, 1421, 1422, 1433, 1434, 1436, 1441, 1447, 1449, 1464, 1467, 1468, 1470, 1471, 1472, 1474, 1475, 1477, 1495, 1499, 1500, 1502, 1507, 1517, 1519, 1520, 1527, 1529, 1539, 1542, 1543, 1546, 1553, 1564, 1565, 1574, 1578, 1581, 1583, 1584, 1594, 1596, 1603, 1605, 1606, 1609, 1610, 1611, 1612, 1613, 1615, 1621, 1623, 1624, 1625, 1631, 1632, 1635, 1637, 1638, 1639, 1640, 1644, 1645, 1682, 1683, 1688, 1691, 1695, 1700, 1702, 1716, 1717, 1724, 1730, 1731, 1741, 1744, 1745, 1746, 1750, 1752, 1769, 1773, 1783, 1785, 1790, 1804, 1805, 1809, 1810, 1811, 1821, 1825, 1829, 1830, 1832, 1833, 1838, 1864, 1872, 1874, 1879, 1880, 1885, 1890, 1891, 1905, 1911, 1912, 1916, 1917, 1920, 1923, 1924, 1926, 1929, 1936, 1939, 1940, 1945, 1948, 1953, 1955, 1956, 1969, 1970, 1971, 1974, 1979, 1984, 1986, 1987, 1989, 1992, 1993, 1998, 2000, 2001, 2003, 2004, 2006, 2009, 2010, 2011, 2013, 2016, 2017, 2018, 2019, 2020, 2021, 2022, 2024, 2025, 2034, 2037, 2046, 2055, 2059, 2061, 2062, 2063, 2066, 2067, 2070, 2073, 2078, 2079, 2080, 2086, 2087, 2092, 2093, 2095, 2102, 2103, 2104, 2105, 2106, 2108, 2109, 2111, 2112, 2113, 2114, 2123, 2143, 2144, 2146, 2147, 2149, 2150, 2152, 2154, 2155, 2156, 2165]</text:span></text:p>
      <text:p text:style-name="Standard"/>
      <text:p text:style-name="Standard">resultado para 100 runs:</text:p>
      <text:p text:style-name="Standard">from 2167 features, to selected features, mean: 467.0, std: 0.0</text:p>
      <text:p text:style-name="Standard">accuracy, mean: 0.993397426898, std: 0.00147955781875</text:p>
      <text:p text:style-name="Standard">sensivity, mean: 0.739329196217, std: 0.0606880169898</text:p>
      <text:p text:style-name="Standard">specifity, mean: 0.602823588632, std: 0.0642341614293</text:p>
      <text:p text:style-name="Standard">matthews_corrcoef, mean: 0.66268587001, std: 0.0451482408091</text:p>
      <text:p text:style-name="Standard">Elapsed time (secs), mean: 7.66648999929, std: 1.41758315665, total: 766.648999929</text:p>
      <text:p text:style-name="Standard"/>
      <text:p text:style-name="Standard"/>
      <text:p text:style-name="Standard"/>
      <text:p text:style-name="P10"><text:span text:style-name="T4">Usar para gerar gráfico com os dados classificados: </text:span><text:a xlink:type="simple" xlink:href="http://scikit-learn.org/stable/auto_examples/svm/plot_separating_hyperplane_unbalanced.html" text:style-name="Internet_20_link" text:visited-style-name="Visited_20_Internet_20_Link"><text:span text:style-name="T4">http://scikit-learn.org/stable/auto_examples/svm/plot_separating_hyperplane_unbalanced.html</text:span></text:a></text:p>
      <text:p text:style-name="P9"/>
      <text:list xml:id="list8123299166748840258" text:style-name="L2">
        <text:list-item>
          <text:p text:style-name="P23"><text:span text:style-name="T3">Simple feature pre-processing (remover missings + MinMaxScaler + chi2 + VarianceThreshold)</text:span></text:p>
        </text:list-item>
        <text:list-item>
          <text:p text:style-name="P23"><text:span text:style-name="T3">Smart feature pre-processing (LinearSVM x RandomForestClassifier X RFECV) (Obs.: GA foi removido pois demoraria demais para rodar devido a alta quantidade de combinações de features) (foram comparadas as fine-tuned versions de cada algoritmo)</text:span></text:p>
        </text:list-item>
        <text:list-item>
          <text:p text:style-name="P23"><text:span text:style-name="T3">Main classifier model (StratifiedKFold + LinearSVC with class weights) (Em testes iniciais foram testados outros kernels, mas os SVMs rodavam extremamente mais lentos)</text:span></text:p>
        </text:list-item>
      </text:list>
      <text:p text:style-name="P9"/>
      <text:p text:style-name="P9">+ Achar maneira de comparar resultados dos papers com o meu resultado (tentar selecionar o mesmo subgrupo de samples?)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enlo, Monaco, 'Courier New', monospace"/>
    <style:font-face style:name="Helvetica" svg:font-family="Helvetica, Arial, sans-serif"/>
    <style:font-face style:name="Monaco" svg:font-family="Monaco, Menlo, Consolas, 'Courier New'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DT19H58M38S</meta:editing-duration>
    <meta:editing-cycles>354</meta:editing-cycles>
    <meta:generator>OpenOffice/4.1.1$Win32 OpenOffice.org_project/411m6$Build-9775</meta:generator>
    <dc:date>2015-02-23T03:20:05.30</dc:date>
    <dc:creator>Jessica Pauli de C Bonson</dc:creator>
    <meta:document-statistic meta:table-count="0" meta:image-count="0" meta:object-count="0" meta:page-count="7" meta:paragraph-count="255" meta:word-count="2362" meta:character-count="18475"/>
    <meta:user-defined meta:name="Info 1"/>
    <meta:user-defined meta:name="Info 2"/>
    <meta:user-defined meta:name="Info 3"/>
    <meta:user-defined meta:name="Info 4"/>
  </office:meta>
</office:document-meta>
</file>